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points1" table:style-name="ta1">
        <table:shapes>
          <draw:frame draw:z-index="0" draw:style-name="gr1" draw:text-style-name="P1" svg:width="159.99mm" svg:height="89.99mm" svg:x="146.04mm" svg:y="18.53mm">
            <loext:p draw:notify-on-update-of-ranges="datapoints1.A4:datapoints1.A53 datapoints1.B3:datapoints1.B3 datapoints1.B4:datapoints1.B53 datapoints1.C3:datapoints1.C3 datapoints1.C4:datapoints1.C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5.71mm" svg:y="113.36mm">
            <loext:p draw:notify-on-update-of-ranges="datapoints1.E3:datapoints1.E3 datapoints1.E4:datapoints1.E53 datapoints1.F3:datapoints1.F3 datapoints1.F4:datapoints1.F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s used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DataPoints</text:p>
          </table:table-cell>
          <table:table-cell office:value-type="string" calcext:value-type="string">
            <text:p>serialTime</text:p>
          </table:table-cell>
          <table:table-cell office:value-type="string" calcext:value-type="string">
            <text:p>parallelTime</text:p>
          </table:table-cell>
          <table:table-cell/>
          <table:table-cell office:value-type="string" calcext:value-type="string">
            <text:p>numDataPoint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604456" calcext:value-type="float">
            <text:p>0.05604456</text:p>
          </table:table-cell>
          <table:table-cell office:value-type="float" office:value="0.05179269" calcext:value-type="float">
            <text:p>0.0517926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4]/[.C4]" office:value-type="float" office:value="1.08209401751483" calcext:value-type="float">
            <text:p>1.08209401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30219" calcext:value-type="float">
            <text:p>0.1130219</text:p>
          </table:table-cell>
          <table:table-cell office:value-type="float" office:value="0.08703777" calcext:value-type="float">
            <text:p>0.0870377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5]/[.C5]" office:value-type="float" office:value="1.29853855400937" calcext:value-type="float">
            <text:p>1.2985385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78343" calcext:value-type="float">
            <text:p>0.1678343</text:p>
          </table:table-cell>
          <table:table-cell office:value-type="float" office:value="0.1298235" calcext:value-type="float">
            <text:p>0.129823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6]/[.C6]" office:value-type="float" office:value="1.29278828563396" calcext:value-type="float">
            <text:p>1.29278828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49552" calcext:value-type="float">
            <text:p>0.2249552</text:p>
          </table:table-cell>
          <table:table-cell office:value-type="float" office:value="0.162473" calcext:value-type="float">
            <text:p>0.16247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7]/[.C7]" office:value-type="float" office:value="1.38456974389591" calcext:value-type="float">
            <text:p>1.38456974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813636" calcext:value-type="float">
            <text:p>0.2813636</text:p>
          </table:table-cell>
          <table:table-cell office:value-type="float" office:value="0.2083447" calcext:value-type="float">
            <text:p>0.208344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8]/[.C8]" office:value-type="float" office:value="1.3504715982696" calcext:value-type="float">
            <text:p>1.3504715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363047" calcext:value-type="float">
            <text:p>0.3363047</text:p>
          </table:table-cell>
          <table:table-cell office:value-type="float" office:value="0.2500183" calcext:value-type="float">
            <text:p>0.250018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B9]/[.C9]" office:value-type="float" office:value="1.34512033719132" calcext:value-type="float">
            <text:p>1.34512033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926243" calcext:value-type="float">
            <text:p>0.3926243</text:p>
          </table:table-cell>
          <table:table-cell office:value-type="float" office:value="0.2856857" calcext:value-type="float">
            <text:p>0.2856857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B10]/[.C10]" office:value-type="float" office:value="1.37432255097122" calcext:value-type="float">
            <text:p>1.3743225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493275" calcext:value-type="float">
            <text:p>0.4493275</text:p>
          </table:table-cell>
          <table:table-cell office:value-type="float" office:value="0.3251107" calcext:value-type="float">
            <text:p>0.3251107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B11]/[.C11]" office:value-type="float" office:value="1.382075397703" calcext:value-type="float">
            <text:p>1.38207539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042298" calcext:value-type="float">
            <text:p>0.5042298</text:p>
          </table:table-cell>
          <table:table-cell office:value-type="float" office:value="0.3613262" calcext:value-type="float">
            <text:p>0.361326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B12]/[.C12]" office:value-type="float" office:value="1.39549747568817" calcext:value-type="float">
            <text:p>1.3954974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613801" calcext:value-type="float">
            <text:p>0.5613801</text:p>
          </table:table-cell>
          <table:table-cell office:value-type="float" office:value="0.401095" calcext:value-type="float">
            <text:p>0.40109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13]/[.C13]" office:value-type="float" office:value="1.39961879355265" calcext:value-type="float">
            <text:p>1.3996187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15592" calcext:value-type="float">
            <text:p>0.615592</text:p>
          </table:table-cell>
          <table:table-cell office:value-type="float" office:value="0.4380798" calcext:value-type="float">
            <text:p>0.4380798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B14]/[.C14]" office:value-type="float" office:value="1.4052051703822" calcext:value-type="float">
            <text:p>1.40520517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6743966" calcext:value-type="float">
            <text:p>0.6743966</text:p>
          </table:table-cell>
          <table:table-cell office:value-type="float" office:value="0.4810517" calcext:value-type="float">
            <text:p>0.4810517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B15]/[.C15]" office:value-type="float" office:value="1.40192124879717" calcext:value-type="float">
            <text:p>1.401921248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7282111" calcext:value-type="float">
            <text:p>0.7282111</text:p>
          </table:table-cell>
          <table:table-cell office:value-type="float" office:value="0.5166138" calcext:value-type="float">
            <text:p>0.5166138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B16]/[.C16]" office:value-type="float" office:value="1.40958507109179" calcext:value-type="float">
            <text:p>1.409585071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7830825" calcext:value-type="float">
            <text:p>0.7830825</text:p>
          </table:table-cell>
          <table:table-cell office:value-type="float" office:value="0.5628936" calcext:value-type="float">
            <text:p>0.5628936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B17]/[.C17]" office:value-type="float" office:value="1.39117321639471" calcext:value-type="float">
            <text:p>1.391173216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423028" calcext:value-type="float">
            <text:p>0.8423028</text:p>
          </table:table-cell>
          <table:table-cell office:value-type="float" office:value="0.6105939" calcext:value-type="float">
            <text:p>0.6105939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B18]/[.C18]" office:value-type="float" office:value="1.37948119036237" calcext:value-type="float">
            <text:p>1.37948119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8946707" calcext:value-type="float">
            <text:p>0.8946707</text:p>
          </table:table-cell>
          <table:table-cell office:value-type="float" office:value="0.6397863" calcext:value-type="float">
            <text:p>0.6397863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[.B19]/[.C19]" office:value-type="float" office:value="1.39838989987751" calcext:value-type="float">
            <text:p>1.39838989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958492" calcext:value-type="float">
            <text:p>0.958492</text:p>
          </table:table-cell>
          <table:table-cell office:value-type="float" office:value="0.7362394" calcext:value-type="float">
            <text:p>0.7362394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[.B20]/[.C20]" office:value-type="float" office:value="1.30187544975181" calcext:value-type="float">
            <text:p>1.301875449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01105" calcext:value-type="float">
            <text:p>1.01105</text:p>
          </table:table-cell>
          <table:table-cell office:value-type="float" office:value="0.7204653" calcext:value-type="float">
            <text:p>0.7204653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[.B21]/[.C21]" office:value-type="float" office:value="1.4033292096094" calcext:value-type="float">
            <text:p>1.40332920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.06944" calcext:value-type="float">
            <text:p>1.06944</text:p>
          </table:table-cell>
          <table:table-cell office:value-type="float" office:value="0.762422" calcext:value-type="float">
            <text:p>0.762422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B22]/[.C22]" office:value-type="float" office:value="1.40268775035348" calcext:value-type="float">
            <text:p>1.40268775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17969" calcext:value-type="float">
            <text:p>1.117969</text:p>
          </table:table-cell>
          <table:table-cell office:value-type="float" office:value="0.7964477" calcext:value-type="float">
            <text:p>0.7964477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B23]/[.C23]" office:value-type="float" office:value="1.40369417853803" calcext:value-type="float">
            <text:p>1.40369417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175055" calcext:value-type="float">
            <text:p>1.175055</text:p>
          </table:table-cell>
          <table:table-cell office:value-type="float" office:value="0.8319475" calcext:value-type="float">
            <text:p>0.8319475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B24]/[.C24]" office:value-type="float" office:value="1.41241484588871" calcext:value-type="float">
            <text:p>1.412414845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23194" calcext:value-type="float">
            <text:p>1.23194</text:p>
          </table:table-cell>
          <table:table-cell office:value-type="float" office:value="0.8743907" calcext:value-type="float">
            <text:p>0.8743907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B25]/[.C25]" office:value-type="float" office:value="1.40891251473741" calcext:value-type="float">
            <text:p>1.40891251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289837" calcext:value-type="float">
            <text:p>1.289837</text:p>
          </table:table-cell>
          <table:table-cell office:value-type="float" office:value="0.9122763" calcext:value-type="float">
            <text:p>0.9122763</text:p>
          </table:table-cell>
          <table:table-cell/>
          <table:table-cell office:value-type="float" office:value="2300" calcext:value-type="float">
            <text:p>2300</text:p>
          </table:table-cell>
          <table:table-cell table:formula="of:=[.B26]/[.C26]" office:value-type="float" office:value="1.41386661036793" calcext:value-type="float">
            <text:p>1.413866610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342207" calcext:value-type="float">
            <text:p>1.342207</text:p>
          </table:table-cell>
          <table:table-cell office:value-type="float" office:value="0.9569815" calcext:value-type="float">
            <text:p>0.9569815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B27]/[.C27]" office:value-type="float" office:value="1.40254226440114" calcext:value-type="float">
            <text:p>1.40254226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394932" calcext:value-type="float">
            <text:p>1.394932</text:p>
          </table:table-cell>
          <table:table-cell office:value-type="float" office:value="1.0053373" calcext:value-type="float">
            <text:p>1.0053373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B28]/[.C28]" office:value-type="float" office:value="1.38752635558235" calcext:value-type="float">
            <text:p>1.38752635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.461646" calcext:value-type="float">
            <text:p>1.461646</text:p>
          </table:table-cell>
          <table:table-cell office:value-type="float" office:value="1.096072" calcext:value-type="float">
            <text:p>1.096072</text:p>
          </table:table-cell>
          <table:table-cell/>
          <table:table-cell office:value-type="float" office:value="2600" calcext:value-type="float">
            <text:p>2600</text:p>
          </table:table-cell>
          <table:table-cell table:formula="of:=[.B29]/[.C29]" office:value-type="float" office:value="1.33353100891182" calcext:value-type="float">
            <text:p>1.333531008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515138" calcext:value-type="float">
            <text:p>1.515138</text:p>
          </table:table-cell>
          <table:table-cell office:value-type="float" office:value="1.074691" calcext:value-type="float">
            <text:p>1.074691</text:p>
          </table:table-cell>
          <table:table-cell/>
          <table:table-cell office:value-type="float" office:value="2700" calcext:value-type="float">
            <text:p>2700</text:p>
          </table:table-cell>
          <table:table-cell table:formula="of:=[.B30]/[.C30]" office:value-type="float" office:value="1.40983594354098" calcext:value-type="float">
            <text:p>1.40983594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569633" calcext:value-type="float">
            <text:p>1.569633</text:p>
          </table:table-cell>
          <table:table-cell office:value-type="float" office:value="1.117148" calcext:value-type="float">
            <text:p>1.117148</text:p>
          </table:table-cell>
          <table:table-cell/>
          <table:table-cell office:value-type="float" office:value="2800" calcext:value-type="float">
            <text:p>2800</text:p>
          </table:table-cell>
          <table:table-cell table:formula="of:=[.B31]/[.C31]" office:value-type="float" office:value="1.40503585916996" calcext:value-type="float">
            <text:p>1.40503585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623046" calcext:value-type="float">
            <text:p>1.623046</text:p>
          </table:table-cell>
          <table:table-cell office:value-type="float" office:value="1.156943" calcext:value-type="float">
            <text:p>1.156943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[.B32]/[.C32]" office:value-type="float" office:value="1.40287464464541" calcext:value-type="float">
            <text:p>1.40287464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82188" calcext:value-type="float">
            <text:p>1.682188</text:p>
          </table:table-cell>
          <table:table-cell office:value-type="float" office:value="1.195313" calcext:value-type="float">
            <text:p>1.195313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B33]/[.C33]" office:value-type="float" office:value="1.40732009105565" calcext:value-type="float">
            <text:p>1.407320091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.733296" calcext:value-type="float">
            <text:p>1.733296</text:p>
          </table:table-cell>
          <table:table-cell office:value-type="float" office:value="1.229733" calcext:value-type="float">
            <text:p>1.229733</text:p>
          </table:table-cell>
          <table:table-cell/>
          <table:table-cell office:value-type="float" office:value="3100" calcext:value-type="float">
            <text:p>3100</text:p>
          </table:table-cell>
          <table:table-cell table:formula="of:=[.B34]/[.C34]" office:value-type="float" office:value="1.40948970223618" calcext:value-type="float">
            <text:p>1.409489702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796987" calcext:value-type="float">
            <text:p>1.796987</text:p>
          </table:table-cell>
          <table:table-cell office:value-type="float" office:value="1.337141" calcext:value-type="float">
            <text:p>1.337141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[.B35]/[.C35]" office:value-type="float" office:value="1.34390240071915" calcext:value-type="float">
            <text:p>1.343902400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85123" calcext:value-type="float">
            <text:p>1.85123</text:p>
          </table:table-cell>
          <table:table-cell office:value-type="float" office:value="1.30822" calcext:value-type="float">
            <text:p>1.30822</text:p>
          </table:table-cell>
          <table:table-cell/>
          <table:table-cell office:value-type="float" office:value="3300" calcext:value-type="float">
            <text:p>3300</text:p>
          </table:table-cell>
          <table:table-cell table:formula="of:=[.B36]/[.C36]" office:value-type="float" office:value="1.4150754460259" calcext:value-type="float">
            <text:p>1.41507544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9075" calcext:value-type="float">
            <text:p>1.9075</text:p>
          </table:table-cell>
          <table:table-cell office:value-type="float" office:value="1.353698" calcext:value-type="float">
            <text:p>1.353698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[.B37]/[.C37]" office:value-type="float" office:value="1.4091030643467" calcext:value-type="float">
            <text:p>1.409103064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956576" calcext:value-type="float">
            <text:p>1.956576</text:p>
          </table:table-cell>
          <table:table-cell office:value-type="float" office:value="1.386588" calcext:value-type="float">
            <text:p>1.386588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[.B38]/[.C38]" office:value-type="float" office:value="1.41107235891267" calcext:value-type="float">
            <text:p>1.411072358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.023543" calcext:value-type="float">
            <text:p>2.023543</text:p>
          </table:table-cell>
          <table:table-cell office:value-type="float" office:value="1.46366" calcext:value-type="float">
            <text:p>1.46366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[.B39]/[.C39]" office:value-type="float" office:value="1.38252258038069" calcext:value-type="float">
            <text:p>1.382522580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.071708" calcext:value-type="float">
            <text:p>2.071708</text:p>
          </table:table-cell>
          <table:table-cell office:value-type="float" office:value="1.464154" calcext:value-type="float">
            <text:p>1.464154</text:p>
          </table:table-cell>
          <table:table-cell/>
          <table:table-cell office:value-type="float" office:value="3700" calcext:value-type="float">
            <text:p>3700</text:p>
          </table:table-cell>
          <table:table-cell table:formula="of:=[.B40]/[.C40]" office:value-type="float" office:value="1.4149522522904" calcext:value-type="float">
            <text:p>1.41495225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.134567" calcext:value-type="float">
            <text:p>2.134567</text:p>
          </table:table-cell>
          <table:table-cell office:value-type="float" office:value="1.510592" calcext:value-type="float">
            <text:p>1.510592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B41]/[.C41]" office:value-type="float" office:value="1.41306653285599" calcext:value-type="float">
            <text:p>1.413066532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.178687" calcext:value-type="float">
            <text:p>2.178687</text:p>
          </table:table-cell>
          <table:table-cell office:value-type="float" office:value="1.555123" calcext:value-type="float">
            <text:p>1.555123</text:p>
          </table:table-cell>
          <table:table-cell/>
          <table:table-cell office:value-type="float" office:value="3900" calcext:value-type="float">
            <text:p>3900</text:p>
          </table:table-cell>
          <table:table-cell table:formula="of:=[.B42]/[.C42]" office:value-type="float" office:value="1.40097407086128" calcext:value-type="float">
            <text:p>1.40097407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239326" calcext:value-type="float">
            <text:p>2.239326</text:p>
          </table:table-cell>
          <table:table-cell office:value-type="float" office:value="1.593396" calcext:value-type="float">
            <text:p>1.593396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[.B43]/[.C43]" office:value-type="float" office:value="1.40537945369513" calcext:value-type="float">
            <text:p>1.405379453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.304439" calcext:value-type="float">
            <text:p>2.304439</text:p>
          </table:table-cell>
          <table:table-cell office:value-type="float" office:value="1.672733" calcext:value-type="float">
            <text:p>1.672733</text:p>
          </table:table-cell>
          <table:table-cell/>
          <table:table-cell office:value-type="float" office:value="4100" calcext:value-type="float">
            <text:p>4100</text:p>
          </table:table-cell>
          <table:table-cell table:formula="of:=[.B44]/[.C44]" office:value-type="float" office:value="1.37764903304951" calcext:value-type="float">
            <text:p>1.37764903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.36317" calcext:value-type="float">
            <text:p>2.36317</text:p>
          </table:table-cell>
          <table:table-cell office:value-type="float" office:value="1.673548" calcext:value-type="float">
            <text:p>1.673548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[.B45]/[.C45]" office:value-type="float" office:value="1.41207183779611" calcext:value-type="float">
            <text:p>1.412071837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.41519" calcext:value-type="float">
            <text:p>2.41519</text:p>
          </table:table-cell>
          <table:table-cell office:value-type="float" office:value="1.744033" calcext:value-type="float">
            <text:p>1.744033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[.B46]/[.C46]" office:value-type="float" office:value="1.38483044758901" calcext:value-type="float">
            <text:p>1.384830447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.467281" calcext:value-type="float">
            <text:p>2.467281</text:p>
          </table:table-cell>
          <table:table-cell office:value-type="float" office:value="1.747988" calcext:value-type="float">
            <text:p>1.747988</text:p>
          </table:table-cell>
          <table:table-cell/>
          <table:table-cell office:value-type="float" office:value="4400" calcext:value-type="float">
            <text:p>4400</text:p>
          </table:table-cell>
          <table:table-cell table:formula="of:=[.B47]/[.C47]" office:value-type="float" office:value="1.41149767618542" calcext:value-type="float">
            <text:p>1.41149767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.523894" calcext:value-type="float">
            <text:p>2.523894</text:p>
          </table:table-cell>
          <table:table-cell office:value-type="float" office:value="1.782219" calcext:value-type="float">
            <text:p>1.782219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B48]/[.C48]" office:value-type="float" office:value="1.41615256037558" calcext:value-type="float">
            <text:p>1.41615256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.591283" calcext:value-type="float">
            <text:p>2.591283</text:p>
          </table:table-cell>
          <table:table-cell office:value-type="float" office:value="1.874715" calcext:value-type="float">
            <text:p>1.874715</text:p>
          </table:table-cell>
          <table:table-cell/>
          <table:table-cell office:value-type="float" office:value="4600" calcext:value-type="float">
            <text:p>4600</text:p>
          </table:table-cell>
          <table:table-cell table:formula="of:=[.B49]/[.C49]" office:value-type="float" office:value="1.38222769861019" calcext:value-type="float">
            <text:p>1.382227698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.635702" calcext:value-type="float">
            <text:p>2.635702</text:p>
          </table:table-cell>
          <table:table-cell office:value-type="float" office:value="1.914447" calcext:value-type="float">
            <text:p>1.914447</text:p>
          </table:table-cell>
          <table:table-cell/>
          <table:table-cell office:value-type="float" office:value="4700" calcext:value-type="float">
            <text:p>4700</text:p>
          </table:table-cell>
          <table:table-cell table:formula="of:=[.B50]/[.C50]" office:value-type="float" office:value="1.37674325797476" calcext:value-type="float">
            <text:p>1.3767432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.691246" calcext:value-type="float">
            <text:p>2.691246</text:p>
          </table:table-cell>
          <table:table-cell office:value-type="float" office:value="1.937727" calcext:value-type="float">
            <text:p>1.937727</text:p>
          </table:table-cell>
          <table:table-cell/>
          <table:table-cell office:value-type="float" office:value="4800" calcext:value-type="float">
            <text:p>4800</text:p>
          </table:table-cell>
          <table:table-cell table:formula="of:=[.B51]/[.C51]" office:value-type="float" office:value="1.38886747204328" calcext:value-type="float">
            <text:p>1.38886747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.756959" calcext:value-type="float">
            <text:p>2.756959</text:p>
          </table:table-cell>
          <table:table-cell office:value-type="float" office:value="1.967624" calcext:value-type="float">
            <text:p>1.967624</text:p>
          </table:table-cell>
          <table:table-cell/>
          <table:table-cell office:value-type="float" office:value="4900" calcext:value-type="float">
            <text:p>4900</text:p>
          </table:table-cell>
          <table:table-cell table:formula="of:=[.B52]/[.C52]" office:value-type="float" office:value="1.40116150240087" calcext:value-type="float">
            <text:p>1.40116150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97795" calcext:value-type="float">
            <text:p>2.797795</text:p>
          </table:table-cell>
          <table:table-cell office:value-type="float" office:value="2.021339" calcext:value-type="float">
            <text:p>2.02133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B53]/[.C53]" office:value-type="float" office:value="1.38412952997988" calcext:value-type="float">
            <text:p>1.38412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00/00/00</text:date>, <text:time style:data-style-name="N2" text:time-value="10:37:08.83155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44:40.019694296</dc:date>
    <meta:editing-duration>PT13M4S</meta:editing-duration>
    <meta:editing-cycles>3</meta:editing-cycles>
    <meta:generator>LibreOffice/5.1.4.2$Linux_X86_64 LibreOffice_project/10m0$Build-2</meta:generator>
    <meta:document-statistic meta:table-count="1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09cm" svg:y="0.316cm" chart:style-name="ch2">
          <text:p>Number of datapoints vs Runtime</text:p>
        </chart:title>
        <chart:subtitle svg:x="5.747cm" svg:y="1.275cm" chart:style-name="ch3">
          <text:p>5 Clusters, 2 Dimensions</text:p>
        </chart:subtitle>
        <chart:legend chart:legend-position="end" svg:x="12.83cm" svg:y="3.952cm" style:legend-expansion="high" chart:style-name="ch4"/>
        <chart:plot-area chart:style-name="ch5" table:cell-range-address="datapoints1.A4:datapoints1.C53 datapoints1.B3:datapoints1.C3" chart:data-source-has-labels="both" svg:x="1.331cm" svg:y="2.138cm" svg:width="11.179cm" svg:height="5.701cm">
          <chartooo:coordinate-region svg:x="2.058cm" svg:y="2.138cm" svg:width="10.452cm" svg:height="4.447cm"/>
          <chart:axis chart:dimension="x" chart:name="primary-x" chart:style-name="ch6" chartooo:axis-type="auto">
            <chartooo:date-scale/>
            <chart:title svg:x="5.315cm" svg:y="8.019cm" chart:style-name="ch7">
              <text:p>Number of datapoints</text:p>
            </chart:title>
            <chart:categories table:cell-range-address="datapoints1.A4:datapoints1.A53"/>
          </chart:axis>
          <chart:axis chart:dimension="y" chart:name="primary-y" chart:style-name="ch6">
            <chart:title svg:x="0.451cm" svg:y="5.879cm" chart:style-name="ch8">
              <text:p>Runtime (s)</text:p>
            </chart:title>
            <chart:grid chart:style-name="ch9" chart:class="major"/>
          </chart:axis>
          <chart:series chart:style-name="ch10" chart:values-cell-range-address="datapoints1.B4:datapoints1.B53" chart:label-cell-address="datapoints1.B3:datapoints1.B3" chart:class="chart:line">
            <chart:data-point chart:repeated="50"/>
          </chart:series>
          <chart:series chart:style-name="ch11" chart:values-cell-range-address="datapoints1.C4:datapoints1.C53" chart:label-cell-address="datapoints1.C3:datapoints1.C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Time</text:p>
                <draw:g>
                  <svg:desc>datapoints1.B3:datapoints1.B3</svg:desc>
                </draw:g>
              </table:table-cell>
              <table:table-cell office:value-type="string">
                <text:p>parallelTime</text:p>
                <draw:g>
                  <svg:desc>datapoints1.C3:datapoints1.C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points1.A4:datapoints1.A53</svg:desc>
                </draw:g>
              </table:table-cell>
              <table:table-cell office:value-type="float" office:value="0.05604456">
                <text:p>0.05604456</text:p>
                <draw:g>
                  <svg:desc>datapoints1.B4:datapoints1.B53</svg:desc>
                </draw:g>
              </table:table-cell>
              <table:table-cell office:value-type="float" office:value="0.05179269">
                <text:p>0.05179269</text:p>
                <draw:g>
                  <svg:desc>datapoints1.C4:datapoints1.C5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130219">
                <text:p>0.1130219</text:p>
              </table:table-cell>
              <table:table-cell office:value-type="float" office:value="0.08703777">
                <text:p>0.087037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678343">
                <text:p>0.1678343</text:p>
              </table:table-cell>
              <table:table-cell office:value-type="float" office:value="0.1298235">
                <text:p>0.129823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49552">
                <text:p>0.2249552</text:p>
              </table:table-cell>
              <table:table-cell office:value-type="float" office:value="0.162473">
                <text:p>0.1624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813636">
                <text:p>0.2813636</text:p>
              </table:table-cell>
              <table:table-cell office:value-type="float" office:value="0.2083447">
                <text:p>0.20834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363047">
                <text:p>0.3363047</text:p>
              </table:table-cell>
              <table:table-cell office:value-type="float" office:value="0.2500183">
                <text:p>0.25001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926243">
                <text:p>0.3926243</text:p>
              </table:table-cell>
              <table:table-cell office:value-type="float" office:value="0.2856857">
                <text:p>0.28568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4493275">
                <text:p>0.4493275</text:p>
              </table:table-cell>
              <table:table-cell office:value-type="float" office:value="0.3251107">
                <text:p>0.32511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5042298">
                <text:p>0.5042298</text:p>
              </table:table-cell>
              <table:table-cell office:value-type="float" office:value="0.3613262">
                <text:p>0.36132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613801">
                <text:p>0.5613801</text:p>
              </table:table-cell>
              <table:table-cell office:value-type="float" office:value="0.401095">
                <text:p>0.40109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615592">
                <text:p>0.615592</text:p>
              </table:table-cell>
              <table:table-cell office:value-type="float" office:value="0.4380798">
                <text:p>0.43807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6743966">
                <text:p>0.6743966</text:p>
              </table:table-cell>
              <table:table-cell office:value-type="float" office:value="0.4810517">
                <text:p>0.481051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7282111">
                <text:p>0.7282111</text:p>
              </table:table-cell>
              <table:table-cell office:value-type="float" office:value="0.5166138">
                <text:p>0.51661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7830825">
                <text:p>0.7830825</text:p>
              </table:table-cell>
              <table:table-cell office:value-type="float" office:value="0.5628936">
                <text:p>0.56289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8423028">
                <text:p>0.8423028</text:p>
              </table:table-cell>
              <table:table-cell office:value-type="float" office:value="0.6105939">
                <text:p>0.610593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8946707">
                <text:p>0.8946707</text:p>
              </table:table-cell>
              <table:table-cell office:value-type="float" office:value="0.6397863">
                <text:p>0.639786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958492">
                <text:p>0.958492</text:p>
              </table:table-cell>
              <table:table-cell office:value-type="float" office:value="0.7362394">
                <text:p>0.736239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01105">
                <text:p>1.01105</text:p>
              </table:table-cell>
              <table:table-cell office:value-type="float" office:value="0.7204653">
                <text:p>0.720465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06944">
                <text:p>1.06944</text:p>
              </table:table-cell>
              <table:table-cell office:value-type="float" office:value="0.762422">
                <text:p>0.76242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117969">
                <text:p>1.117969</text:p>
              </table:table-cell>
              <table:table-cell office:value-type="float" office:value="0.7964477">
                <text:p>0.796447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175055">
                <text:p>1.175055</text:p>
              </table:table-cell>
              <table:table-cell office:value-type="float" office:value="0.8319475">
                <text:p>0.831947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23194">
                <text:p>1.23194</text:p>
              </table:table-cell>
              <table:table-cell office:value-type="float" office:value="0.8743907">
                <text:p>0.874390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289837">
                <text:p>1.289837</text:p>
              </table:table-cell>
              <table:table-cell office:value-type="float" office:value="0.9122763">
                <text:p>0.91227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342207">
                <text:p>1.342207</text:p>
              </table:table-cell>
              <table:table-cell office:value-type="float" office:value="0.9569815">
                <text:p>0.95698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394932">
                <text:p>1.394932</text:p>
              </table:table-cell>
              <table:table-cell office:value-type="float" office:value="1.0053373">
                <text:p>1.00533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461646">
                <text:p>1.461646</text:p>
              </table:table-cell>
              <table:table-cell office:value-type="float" office:value="1.096072">
                <text:p>1.09607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515138">
                <text:p>1.515138</text:p>
              </table:table-cell>
              <table:table-cell office:value-type="float" office:value="1.074691">
                <text:p>1.07469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569633">
                <text:p>1.569633</text:p>
              </table:table-cell>
              <table:table-cell office:value-type="float" office:value="1.117148">
                <text:p>1.11714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623046">
                <text:p>1.623046</text:p>
              </table:table-cell>
              <table:table-cell office:value-type="float" office:value="1.156943">
                <text:p>1.1569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82188">
                <text:p>1.682188</text:p>
              </table:table-cell>
              <table:table-cell office:value-type="float" office:value="1.195313">
                <text:p>1.19531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733296">
                <text:p>1.733296</text:p>
              </table:table-cell>
              <table:table-cell office:value-type="float" office:value="1.229733">
                <text:p>1.22973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796987">
                <text:p>1.796987</text:p>
              </table:table-cell>
              <table:table-cell office:value-type="float" office:value="1.337141">
                <text:p>1.33714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85123">
                <text:p>1.85123</text:p>
              </table:table-cell>
              <table:table-cell office:value-type="float" office:value="1.30822">
                <text:p>1.3082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9075">
                <text:p>1.9075</text:p>
              </table:table-cell>
              <table:table-cell office:value-type="float" office:value="1.353698">
                <text:p>1.3536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956576">
                <text:p>1.956576</text:p>
              </table:table-cell>
              <table:table-cell office:value-type="float" office:value="1.386588">
                <text:p>1.38658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.023543">
                <text:p>2.023543</text:p>
              </table:table-cell>
              <table:table-cell office:value-type="float" office:value="1.46366">
                <text:p>1.4636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.071708">
                <text:p>2.071708</text:p>
              </table:table-cell>
              <table:table-cell office:value-type="float" office:value="1.464154">
                <text:p>1.46415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.134567">
                <text:p>2.134567</text:p>
              </table:table-cell>
              <table:table-cell office:value-type="float" office:value="1.510592">
                <text:p>1.51059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.178687">
                <text:p>2.178687</text:p>
              </table:table-cell>
              <table:table-cell office:value-type="float" office:value="1.555123">
                <text:p>1.5551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239326">
                <text:p>2.239326</text:p>
              </table:table-cell>
              <table:table-cell office:value-type="float" office:value="1.593396">
                <text:p>1.59339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.304439">
                <text:p>2.304439</text:p>
              </table:table-cell>
              <table:table-cell office:value-type="float" office:value="1.672733">
                <text:p>1.67273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.36317">
                <text:p>2.36317</text:p>
              </table:table-cell>
              <table:table-cell office:value-type="float" office:value="1.673548">
                <text:p>1.67354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.41519">
                <text:p>2.41519</text:p>
              </table:table-cell>
              <table:table-cell office:value-type="float" office:value="1.744033">
                <text:p>1.74403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.467281">
                <text:p>2.467281</text:p>
              </table:table-cell>
              <table:table-cell office:value-type="float" office:value="1.747988">
                <text:p>1.74798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.523894">
                <text:p>2.523894</text:p>
              </table:table-cell>
              <table:table-cell office:value-type="float" office:value="1.782219">
                <text:p>1.78221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.591283">
                <text:p>2.591283</text:p>
              </table:table-cell>
              <table:table-cell office:value-type="float" office:value="1.874715">
                <text:p>1.87471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.635702">
                <text:p>2.635702</text:p>
              </table:table-cell>
              <table:table-cell office:value-type="float" office:value="1.914447">
                <text:p>1.91444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.691246">
                <text:p>2.691246</text:p>
              </table:table-cell>
              <table:table-cell office:value-type="float" office:value="1.937727">
                <text:p>1.93772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.756959">
                <text:p>2.756959</text:p>
              </table:table-cell>
              <table:table-cell office:value-type="float" office:value="1.967624">
                <text:p>1.9676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797795">
                <text:p>2.797795</text:p>
              </table:table-cell>
              <table:table-cell office:value-type="float" office:value="2.021339">
                <text:p>2.021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Number of datapoints vs Speedup</text:p>
        </chart:title>
        <chart:subtitle svg:x="5.747cm" svg:y="1.275cm" chart:style-name="ch3">
          <text:p>5 Clusters, 2 Dimensions</text:p>
        </chart:subtitle>
        <chart:legend chart:legend-position="end" svg:x="13.307cm" svg:y="4.201cm" style:legend-expansion="high" chart:style-name="ch4"/>
        <chart:plot-area chart:style-name="ch5" table:cell-range-address="datapoints1.E3:datapoints1.F53" chart:data-source-has-labels="both" svg:x="1.331cm" svg:y="2.138cm" svg:width="11.656cm" svg:height="5.701cm">
          <chartooo:coordinate-region svg:x="2.058cm" svg:y="2.138cm" svg:width="10.929cm" svg:height="4.448cm"/>
          <chart:axis chart:dimension="x" chart:name="primary-x" chart:style-name="ch6" chartooo:axis-type="auto">
            <chartooo:date-scale/>
            <chart:title svg:x="5.554cm" svg:y="8.019cm" chart:style-name="ch7">
              <text:p>Number of datapoints</text:p>
            </chart:title>
            <chart:categories table:cell-range-address="datapoints1.E4:datapoints1.E53"/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datapoints1.F4:datapoints1.F53" chart:label-cell-address="datapoints1.F3:datapoints1.F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points1.F3:datapoints1.F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points1.E4:datapoints1.E53</svg:desc>
                </draw:g>
              </table:table-cell>
              <table:table-cell office:value-type="float" office:value="1.08209401751483">
                <text:p>1.08209401751483</text:p>
                <draw:g>
                  <svg:desc>datapoints1.F4:datapoints1.F5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9853855400937">
                <text:p>1.29853855400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29278828563396">
                <text:p>1.292788285633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38456974389591">
                <text:p>1.384569743895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504715982696">
                <text:p>1.35047159826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34512033719132">
                <text:p>1.3451203371913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37432255097122">
                <text:p>1.374322550971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382075397703">
                <text:p>1.38207539770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9549747568817">
                <text:p>1.395497475688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9961879355265">
                <text:p>1.3996187935526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4052051703822">
                <text:p>1.405205170382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40192124879717">
                <text:p>1.4019212487971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40958507109179">
                <text:p>1.40958507109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39117321639471">
                <text:p>1.3911732163947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37948119036237">
                <text:p>1.3794811903623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39838989987751">
                <text:p>1.3983898998775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30187544975181">
                <text:p>1.301875449751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4033292096094">
                <text:p>1.403329209609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40268775035348">
                <text:p>1.402687750353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0369417853803">
                <text:p>1.4036941785380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41241484588871">
                <text:p>1.4124148458887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40891251473741">
                <text:p>1.4089125147374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41386661036793">
                <text:p>1.4138666103679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40254226440114">
                <text:p>1.4025422644011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38752635558235">
                <text:p>1.387526355582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33353100891182">
                <text:p>1.3335310089118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40983594354098">
                <text:p>1.4098359435409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40503585916996">
                <text:p>1.4050358591699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40287464464541">
                <text:p>1.4028746446454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40732009105565">
                <text:p>1.4073200910556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40948970223618">
                <text:p>1.4094897022361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34390240071915">
                <text:p>1.3439024007191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4150754460259">
                <text:p>1.415075446025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4091030643467">
                <text:p>1.409103064346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41107235891267">
                <text:p>1.4110723589126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38252258038069">
                <text:p>1.3825225803806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4149522522904">
                <text:p>1.414952252290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41306653285599">
                <text:p>1.4130665328559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40097407086128">
                <text:p>1.4009740708612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40537945369513">
                <text:p>1.4053794536951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.37764903304951">
                <text:p>1.3776490330495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.41207183779611">
                <text:p>1.412071837796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.38483044758901">
                <text:p>1.3848304475890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.41149767618542">
                <text:p>1.4114976761854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.41615256037558">
                <text:p>1.4161525603755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.38222769861019">
                <text:p>1.3822276986101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37674325797476">
                <text:p>1.3767432579747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38886747204328">
                <text:p>1.3888674720432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.40116150240087">
                <text:p>1.401161502400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38412952997988">
                <text:p>1.38412952997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